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ntensified</text:p>
          </table:table-cell>
          <table:table-cell office:value-type="string">
            <text:p><text:s/>Cosine:</text:p>
          </table:table-cell>
          <table:table-cell office:value-type="float" office:value="0.686332845566441">
            <text:p>0.6863328456</text:p>
          </table:table-cell>
          <table:table-cell/>
          <table:table-cell office:value-type="string">
            <text:p>intensified</text:p>
          </table:table-cell>
          <table:table-cell office:value-type="string">
            <text:p><text:s/>Overlap: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string">
            <text:p><text:s/>Cosine:</text:p>
          </table:table-cell>
          <table:table-cell office:value-type="float" office:value="0.993437243484622">
            <text:p>0.9934372435</text:p>
          </table:table-cell>
          <table:table-cell/>
          <table:table-cell office:value-type="string">
            <text:p>received</text:p>
          </table:table-cell>
          <table:table-cell office:value-type="string">
            <text:p><text:s/>Overlap: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string">
            <text:p><text:s/>Cosine:</text:p>
          </table:table-cell>
          <table:table-cell office:value-type="float" office:value="0.514621867455888">
            <text:p>0.5146218675</text:p>
          </table:table-cell>
          <table:table-cell/>
          <table:table-cell office:value-type="string">
            <text:p>sovereign</text:p>
          </table:table-cell>
          <table:table-cell office:value-type="string">
            <text:p><text:s/>Overlap: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string">
            <text:p><text:s/>Cosine:</text:p>
          </table:table-cell>
          <table:table-cell office:value-type="float" office:value="0.461347273628533">
            <text:p>0.4613472736</text:p>
          </table:table-cell>
          <table:table-cell/>
          <table:table-cell office:value-type="string">
            <text:p>installment</text:p>
          </table:table-cell>
          <table:table-cell office:value-type="string">
            <text:p><text:s/>Overlap: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string">
            <text:p><text:s/>Cosine:</text:p>
          </table:table-cell>
          <table:table-cell office:value-type="float" office:value="0.70952389460125">
            <text:p>0.7095238946</text:p>
          </table:table-cell>
          <table:table-cell/>
          <table:table-cell office:value-type="string">
            <text:p>obligated</text:p>
          </table:table-cell>
          <table:table-cell office:value-type="string">
            <text:p><text:s/>Overlap: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string">
            <text:p><text:s/>Cosine:</text:p>
          </table:table-cell>
          <table:table-cell office:value-type="float" office:value="0.837559220678746">
            <text:p>0.8375592207</text:p>
          </table:table-cell>
          <table:table-cell/>
          <table:table-cell office:value-type="string">
            <text:p>published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string">
            <text:p><text:s/>Cosine:</text:p>
          </table:table-cell>
          <table:table-cell office:value-type="float" office:value="0.843217766826204">
            <text:p>0.8432177668</text:p>
          </table:table-cell>
          <table:table-cell/>
          <table:table-cell office:value-type="string">
            <text:p>carcass</text:p>
          </table:table-cell>
          <table:table-cell office:value-type="string">
            <text:p><text:s/>Overlap: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string">
            <text:p><text:s/>Cosine:</text:p>
          </table:table-cell>
          <table:table-cell office:value-type="float" office:value="0.993289567069583">
            <text:p>0.9932895671</text:p>
          </table:table-cell>
          <table:table-cell/>
          <table:table-cell office:value-type="string">
            <text:p>satellite</text:p>
          </table:table-cell>
          <table:table-cell office:value-type="string">
            <text:p><text:s/>Overlap: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string">
            <text:p><text:s/>Cosine:</text:p>
          </table:table-cell>
          <table:table-cell office:value-type="float" office:value="0.9998148102735">
            <text:p>0.9998148103</text:p>
          </table:table-cell>
          <table:table-cell/>
          <table:table-cell office:value-type="string">
            <text:p>ancient</text:p>
          </table:table-cell>
          <table:table-cell office:value-type="string">
            <text:p><text:s/>Overlap: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string">
            <text:p><text:s/>Cosine:</text:p>
          </table:table-cell>
          <table:table-cell office:value-type="float" office:value="0.87541633443331">
            <text:p>0.8754163344</text:p>
          </table:table-cell>
          <table:table-cell/>
          <table:table-cell office:value-type="string">
            <text:p>practice</text:p>
          </table:table-cell>
          <table:table-cell office:value-type="string">
            <text:p><text:s/>Overlap: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string">
            <text:p><text:s/>Cosine:</text:p>
          </table:table-cell>
          <table:table-cell office:value-type="float" office:value="0.818675771965399">
            <text:p>0.818675772</text:p>
          </table:table-cell>
          <table:table-cell/>
          <table:table-cell office:value-type="string">
            <text:p>edited</text:p>
          </table:table-cell>
          <table:table-cell office:value-type="string">
            <text:p><text:s/>Overlap: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string">
            <text:p><text:s/>Cosine:</text:p>
          </table:table-cell>
          <table:table-cell office:value-type="float" office:value="0.9578125">
            <text:p>0.9578125</text:p>
          </table:table-cell>
          <table:table-cell/>
          <table:table-cell office:value-type="string">
            <text:p>invaded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string">
            <text:p><text:s/>Cosine:</text:p>
          </table:table-cell>
          <table:table-cell office:value-type="float" office:value="0.661086057162177">
            <text:p>0.6610860572</text:p>
          </table:table-cell>
          <table:table-cell/>
          <table:table-cell office:value-type="string">
            <text:p>antagonist</text:p>
          </table:table-cell>
          <table:table-cell office:value-type="string">
            <text:p><text:s/>Overlap: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string">
            <text:p><text:s/>Cosine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mbat</text:p>
          </table:table-cell>
          <table:table-cell office:value-type="string">
            <text:p><text:s/>Overlap: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string">
            <text:p><text:s/>Cosine:</text:p>
          </table:table-cell>
          <table:table-cell office:value-type="float" office:value="0.933619041220199">
            <text:p>0.9336190412</text:p>
          </table:table-cell>
          <table:table-cell/>
          <table:table-cell office:value-type="string">
            <text:p>predominantly</text:p>
          </table:table-cell>
          <table:table-cell office:value-type="string">
            <text:p><text:s/>Overlap: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string">
            <text:p><text:s/>Cosine:</text:p>
          </table:table-cell>
          <table:table-cell office:value-type="float" office:value="0.766032346285427">
            <text:p>0.7660323463</text:p>
          </table:table-cell>
          <table:table-cell/>
          <table:table-cell office:value-type="string">
            <text:p>retired</text:p>
          </table:table-cell>
          <table:table-cell office:value-type="string">
            <text:p><text:s/>Overlap: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string">
            <text:p><text:s/>Cosine:</text:p>
          </table:table-cell>
          <table:table-cell office:value-type="float" office:value="0.910421130884578">
            <text:p>0.9104211309</text:p>
          </table:table-cell>
          <table:table-cell/>
          <table:table-cell office:value-type="string">
            <text:p>founded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string">
            <text:p><text:s/>Cosine:</text:p>
          </table:table-cell>
          <table:table-cell office:value-type="float" office:value="0.709558565099675">
            <text:p>0.7095585651</text:p>
          </table:table-cell>
          <table:table-cell/>
          <table:table-cell office:value-type="string">
            <text:p>longevity</text:p>
          </table:table-cell>
          <table:table-cell office:value-type="string">
            <text:p><text:s/>Overlap: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string">
            <text:p><text:s/>Cosine:</text:p>
          </table:table-cell>
          <table:table-cell office:value-type="float" office:value="0.848899230826395">
            <text:p>0.8488992308</text:p>
          </table:table-cell>
          <table:table-cell/>
          <table:table-cell office:value-type="string">
            <text:p>settled</text:p>
          </table:table-cell>
          <table:table-cell office:value-type="string">
            <text:p><text:s/>Overlap: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string">
            <text:p><text:s/>Cosine:</text:p>
          </table:table-cell>
          <table:table-cell office:value-type="float" office:value="0.959488504004464">
            <text:p>0.959488504</text:p>
          </table:table-cell>
          <table:table-cell/>
          <table:table-cell office:value-type="string">
            <text:p>produced</text:p>
          </table:table-cell>
          <table:table-cell office:value-type="string">
            <text:p><text:s/>Overlap: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string">
            <text:p><text:s/>Cosine:</text:p>
          </table:table-cell>
          <table:table-cell office:value-type="float" office:value="0.965286857054951">
            <text:p>0.9652868571</text:p>
          </table:table-cell>
          <table:table-cell/>
          <table:table-cell office:value-type="string">
            <text:p>competitions</text:p>
          </table:table-cell>
          <table:table-cell office:value-type="string">
            <text:p><text:s/>Overlap: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string">
            <text:p><text:s/>Cosine:</text:p>
          </table:table-cell>
          <table:table-cell office:value-type="float" office:value="0.728912956138811">
            <text:p>0.7289129561</text:p>
          </table:table-cell>
          <table:table-cell/>
          <table:table-cell office:value-type="string">
            <text:p>footballer</text:p>
          </table:table-cell>
          <table:table-cell office:value-type="string">
            <text:p><text:s/>Overlap: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string">
            <text:p><text:s/>Cosine:</text:p>
          </table:table-cell>
          <table:table-cell office:value-type="float" office:value="0.999061056637326">
            <text:p>0.9990610566</text:p>
          </table:table-cell>
          <table:table-cell/>
          <table:table-cell office:value-type="string">
            <text:p>conceals</text:p>
          </table:table-cell>
          <table:table-cell office:value-type="string">
            <text:p><text:s/>Overlap: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string">
            <text:p><text:s/>Cosine:</text:p>
          </table:table-cell>
          <table:table-cell office:value-type="float" office:value="0.733377776641933">
            <text:p>0.7333777766</text:p>
          </table:table-cell>
          <table:table-cell/>
          <table:table-cell office:value-type="string">
            <text:p>express</text:p>
          </table:table-cell>
          <table:table-cell office:value-type="string">
            <text:p><text:s/>Overlap:</text:p>
          </table:table-cell>
          <table:table-cell office:value-type="float" office:value="0.46">
            <text:p>0.46</text:p>
          </table:table-cell>
        </table:table-row>
      </table:table>
      <table:database-ranges>
        <table:database-range table:target-range-address="Sheet1.A1:Sheet1.C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8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30T18:17:12</dc:date>
    <dc:creator>Edward Pendergast</dc:creator>
    <meta:document-statistic meta:table-count="1" meta:cell-count="144" meta:object-count="0"/>
    <meta:generator>LibreOffice/3.3$Unix LibreOffice_project/330m19$Build-401</meta:generator>
  </office:meta>
</office:document-meta>
</file>